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 style:list-style-name="">
      <style:paragraph-properties fo:text-align="center" style:justify-single-word="false"/>
      <style:text-properties fo:font-size="18pt" fo:font-weight="bold" officeooo:paragraph-rsid="000c9261" style:font-size-asian="18pt" style:font-weight-asian="bold" style:font-size-complex="18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69bc"/>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list-style-name="L2">
      <style:paragraph-properties fo:text-align="justify" style:justify-single-word="false"/>
    </style:style>
    <style:style style:name="P7" style:family="paragraph" style:parent-style-name="Text_20_body" style:list-style-name="L3">
      <style:paragraph-properties fo:text-align="justify" style:justify-single-word="false"/>
    </style:style>
    <style:style style:name="P8" style:family="paragraph" style:parent-style-name="Text_20_body" style:list-style-name="L4">
      <style:paragraph-properties fo:text-align="justify" style:justify-single-word="false"/>
    </style:style>
    <style:style style:name="P9" style:family="paragraph" style:parent-style-name="Text_20_body" style:list-style-name="L1"/>
    <style:style style:name="P10" style:family="paragraph" style:parent-style-name="Text_20_body">
      <style:paragraph-properties fo:text-align="justify" style:justify-single-word="false"/>
      <style:text-properties fo:font-style="italic" officeooo:paragraph-rsid="000c5955" style:font-style-asian="italic" style:font-style-complex="italic"/>
    </style:style>
    <style:style style:name="P11" style:family="paragraph" style:parent-style-name="Text_20_body">
      <style:paragraph-properties fo:margin-top="0in" fo:margin-bottom="0in" fo:text-align="end" style:justify-single-word="false"/>
    </style:style>
    <style:style style:name="P12" style:family="paragraph" style:parent-style-name="Text_20_body" style:list-style-name="L2">
      <style:paragraph-properties fo:margin-top="0in" fo:margin-bottom="0in" fo:text-align="justify" style:justify-single-word="false"/>
    </style:style>
    <style:style style:name="P13" style:family="paragraph" style:parent-style-name="Text_20_body" style:list-style-name="L3">
      <style:paragraph-properties fo:margin-top="0in" fo:margin-bottom="0in" fo:text-align="justify" style:justify-single-word="false"/>
    </style:style>
    <style:style style:name="P14" style:family="paragraph" style:parent-style-name="Text_20_body" style:list-style-name="L1">
      <style:paragraph-properties fo:margin-top="0in" fo:margin-bottom="0in"/>
    </style:style>
    <style:style style:name="P15" style:family="paragraph" style:parent-style-name="Heading_20_2">
      <style:text-properties officeooo:paragraph-rsid="000969bc"/>
    </style:style>
    <style:style style:name="P16" style:family="paragraph" style:parent-style-name="Heading_20_2">
      <style:paragraph-properties fo:text-align="justify" style:justify-single-word="false"/>
    </style:style>
    <style:style style:name="P17" style:family="paragraph" style:parent-style-name="Footer">
      <style:text-properties fo:font-size="8pt" officeooo:paragraph-rsid="000b17ab"/>
    </style:style>
    <style:style style:name="P18" style:family="paragraph" style:parent-style-name="Footer">
      <style:text-properties fo:font-size="8pt" officeooo:paragraph-rsid="000de94b"/>
    </style:style>
    <style:style style:name="T1" style:family="text">
      <style:text-properties officeooo:rsid="000969bc"/>
    </style:style>
    <style:style style:name="T2" style:family="text">
      <style:text-properties officeooo:rsid="000b17ab"/>
    </style:style>
    <style:style style:name="T3" style:family="text">
      <style:text-properties officeooo:rsid="000c1bf5"/>
    </style:style>
    <style:style style:name="T4" style:family="text">
      <style:text-properties officeooo:rsid="000c5955"/>
    </style:style>
    <style:style style:name="T5" style:family="text">
      <style:text-properties officeooo:rsid="000c9261"/>
    </style:style>
    <style:style style:name="T6" style:family="text">
      <style:text-properties officeooo:rsid="000de94b"/>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Allegato B</text:span></text:p>
      <text:p text:style-name="P1"><text:span text:style-name="T1">Pagina informativa del progetto «</text:span><text:span text:style-name="T5">Creare la rete»</text:span></text:p>
      <text:p text:style-name="P3"><text:a xlink:type="simple" xlink:href="http://www.raga10.org/info/"><text:span text:style-name="T1">www.raga10.org/info/</text:span></text:a></text:p>
      <text:h text:style-name="P15" text:outline-level="2">Info</text:h>
      <text:p text:style-name="P2">﻿﻿<text:span text:style-name="Strong_20_Emphasis">PROGETTO “RAGA 10”</text:span></text:p>
      <text:section text:style-name="Sect1" text:name="_mcePaste">
        <text:p text:style-name="P4"><text:span text:style-name="Emphasis">Se un uomo ha fame</text:span></text:p>
      </text:section>
      <text:p text:style-name="P11"><text:span text:style-name="Emphasis">non regalargli un pesce</text:span></text:p>
      <text:section text:style-name="Sect1" text:name="Section1">
        <text:p text:style-name="P11"><text:bookmark text:name="_mcePaste"/><text:span text:style-name="Emphasis">ma insegnagli a pescare</text:span></text:p>
      </text:section>
      <text:p text:style-name="Text_20_body"> </text:p>
      <text:p text:style-name="P5">Il progetto <text:span text:style-name="Strong_20_Emphasis">RAGA10</text:span> – Rete Associazioni Giovanili Ambito 10,rappresenta simbolicamente il piantare un seme che, se ben nutrito, darà presto una pianta da cui raccogliere frutti ogni anno senza ulteriori sforzi. Riteniamo doveroso superare situazioni in cui vengono spese energie e risorse economiche in eventi spot, spesso fine a se stessi, e in cui ci si imbatte molto spesso in fotocopie e sovrapposizioni, non utilizzando quasi mai preziose occasioni per compiere azioni sinergiche e per fare realmente rete. Il territorio dell’Ambito 10 è ricco di associazioni e di potenzialità: il nostro intento è quello di dimostrare che si può animare un territorio, facendo cultura, mantenendo costi molto bassi, tutti insieme, sommando le tante potenzialità. Partiamo dall’obiettivo concreto di minimizzare la sovrapposizione di eventi e massimizzarne la visibilità.</text:p>
      <text:h text:style-name="Heading_20_2" text:outline-level="2">Obiettivi</text:h>
      <text:list xml:id="list1064681126" text:style-name="L1">
        <text:list-item>
          <text:p text:style-name="P14">Incontro e conoscenza </text:p>
        </text:list-item>
        <text:list-item>
          <text:p text:style-name="P14">Strumenti </text:p>
          <text:list>
            <text:list-item>
              <text:p text:style-name="P14">Bacheca virtuale </text:p>
            </text:list-item>
            <text:list-item>
              <text:p text:style-name="P14">Bacheca fisica </text:p>
            </text:list-item>
            <text:list-item>
              <text:p text:style-name="P14">Mailing-list </text:p>
            </text:list-item>
          </text:list>
        </text:list-item>
        <text:list-item>
          <text:p text:style-name="P9">Evento </text:p>
        </text:list-item>
      </text:list>
      <text:h text:style-name="P16" text:outline-level="2">Linee guida</text:h>
      <text:p text:style-name="P5">Nella <text:a xlink:type="simple" xlink:href="http://www.jagom.org/trac/associazionifabriano/wiki/Riunione20101209">riunione del 9 dicembre</text:a> abbiamo ragionato sulle linee guida del progetto. La linea guida <text:span text:style-name="Emphasis">Punto di partenza</text:span> è stata poi evoluta in <text:span text:style-name="Emphasis">Percorso</text:span>.</text:p>
      <text:list xml:id="list33431034" text:style-name="L2">
        <text:list-item>
          <text:p text:style-name="P12"><text:span text:style-name="Strong_20_Emphasis">Comunicazione</text:span>: il gruppo che propone il progetto fa del proprio meglio per dare <text:span text:style-name="Strong_20_Emphasis">TRASPARENZA</text:span> all’evoluzione dello stesso e allo stesso tempo è aperto all<text:span text:style-name="Strong_20_Emphasis">‘ASCOLTO</text:span> delle esigenze e proposte dei diretti interessati. </text:p>
        </text:list-item>
        <text:list-item>
          <text:p text:style-name="P12"><text:span text:style-name="Strong_20_Emphasis">Inclusività</text:span>: la proposta è per tutte le associazioni dell’Ambito 10 che fanno attività con o per i giovani </text:p>
        </text:list-item>
        <text:list-item>
          <text:p text:style-name="P12"><text:span text:style-name="Strong_20_Emphasis">Partecipazione</text:span>: ogni associazione deciderà in che misura e modo rapportarsi con il progetto, anche prendendo parte alle riunioni del team d’animazione. </text:p>
        </text:list-item>
        <text:list-item>
          <text:p text:style-name="P12"><text:soft-page-break/><text:span text:style-name="Strong_20_Emphasis">Concretezza</text:span>: il percorso è breve e prevede la conclusione con un evento estivo. Durante tale percorso evitiamo di teorizzare e concentriamo i nostri sforzi su pochi obiettivi raggiungibili che possano essere una base per le azioni future (es. cercare di evitare la sovrapposizione di eventi) </text:p>
        </text:list-item>
        <text:list-item>
          <text:p text:style-name="P12"><text:span text:style-name="Strong_20_Emphasis">Visibilità</text:span>: facciamo conoscere il progetto alla città </text:p>
        </text:list-item>
        <text:list-item>
          <text:p text:style-name="P6"><text:span text:style-name="Strong_20_Emphasis">Percorso</text:span>: avvicinarsi per costruire qualcosa insieme che poi proseguirà come parte fondamentale delle politiche giovanili dell’Ambito 10 anche dopo la conclusione del progetto stesso </text:p>
        </text:list-item>
      </text:list>
      <text:h text:style-name="P16" text:outline-level="2">Materiale del Progetto</text:h>
      <text:list xml:id="list569832998" text:style-name="L3">
        <text:list-item>
          <text:p text:style-name="P13"><text:a xlink:type="simple" xlink:href="http://www.raga10.org/wp-content/uploads/2011/02/20110121-RAGA10-Presentazione-iniziale.odp">Presentazione del progetto per la prima riunione delle associazioni</text:a> </text:p>
        </text:list-item>
        <text:list-item>
          <text:p text:style-name="P13"><text:a xlink:type="simple" xlink:href="http://www.raga10.org/wp-content/uploads/2011/02/documento-riassuntivo-per-riunione-25-02-11.pdf">Presentazione dello stato dei lavori al 25 febbraio 2010</text:a> </text:p>
        </text:list-item>
        <text:list-item>
          <text:p text:style-name="P13"><text:a xlink:type="simple" xlink:href="http://www.raga10.org/2011/01/resoconto-della-prima-riunione-tra-le-associazioni/">Resoconto della riunione del 21 gennaio</text:a> </text:p>
        </text:list-item>
        <text:list-item>
          <text:p text:style-name="P13"><text:a xlink:type="simple" xlink:href="http://www.raga10.org/2011/03/resoconto-riunione-25-febbraio-e-prossima/">Resoconto della riunione del 25 febbraio</text:a> </text:p>
        </text:list-item>
        <text:list-item>
          <text:p text:style-name="P13"><text:a xlink:type="simple" xlink:href="http://www.raga10.org/2011/04/resoconto-riunione-del-25-marzo/">Resoconto della riunione del 25 marzo</text:a> </text:p>
        </text:list-item>
        <text:list-item>
          <text:p text:style-name="P13"><text:a xlink:type="simple" xlink:href="http://www.raga10.org/2011/05/resoconto-riunione-del-29-aprile/">Resoconto della riunione del 29 aprile</text:a> </text:p>
        </text:list-item>
        <text:list-item>
          <text:p text:style-name="P13"><text:a xlink:type="simple" xlink:href="http://www.raga10.org/2011/06/resoconto-riunione-del-26-maggio/">Resoconto della riunione del 26 maggio</text:a> </text:p>
        </text:list-item>
        <text:list-item>
          <text:p text:style-name="P7"><text:a xlink:type="simple" xlink:href="http://www.raga10.org/2011/07/giovedi-28-luglio-riunione-per-le-candidature-agli-oscar/">Resoconto della riunione di venerdì 8 luglio (nella convocazione della riunione di giovedì 28 luglio)</text:a> </text:p>
        </text:list-item>
      </text:list>
      <text:h text:style-name="P16" text:outline-level="2">Rassegna stampa</text:h>
      <text:list xml:id="list1492450849" text:style-name="L4">
        <text:list-item>
          <text:p text:style-name="P8"><text:a xlink:type="simple" xlink:href="http://www.progressonews.com/index.php/2011/01/raga-10/">Prima riunione delle associazioni, 21 Gennaio di Tania Pecci (RevoluzionE)</text:a></text:p>
        </text:list-item>
      </text:list>
      <text:p text:style-name="P10"><text:span text:style-name="T4">(ndr: sono stati fatti altri articoli in merito a RAGA10, ma purtroppo non sono stati ancora inseriti nella rassegna stamp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kk" fo:country="K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kk" fo:country="K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paragraph-rsid="000de94b"/>
    </style:style>
    <style:style style:name="MP2" style:family="paragraph" style:parent-style-name="Footer">
      <style:text-properties fo:font-size="8pt" officeooo:paragraph-rsid="000b17ab"/>
    </style:style>
    <style:style style:name="MT1" style:family="text">
      <style:text-properties officeooo:rsid="000b17ab"/>
    </style:style>
    <style:style style:name="MT2" style:family="text">
      <style:text-properties officeooo:rsid="000c5955"/>
    </style:style>
    <style:style style:name="MT3" style:family="text">
      <style:text-properties officeooo:rsid="000de94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Pagina informativa del progetto «</text:span><text:span text:style-name="MT2">Creare la rete» </text:span><text:span text:style-name="MT3">(ora RAGA10)<text:tab/><text:tab/></text:span><text:a xlink:type="simple" xlink:href="http://www.raga10.org/info/"><text:span text:style-name="MT3">http://www.raga10.org/info/</text:span></text:a></text:p>
      </style:header>
      <style:footer>
        <text:p text:style-name="MP2"><text:span text:style-name="MT3">A cura de</text:span><text:span text:style-name="MT1">l team di animazione<text:tab/><text:tab/>Pagina </text:span><text:span text:style-name="MT1"><text:page-number text:select-page="current">1</text:page-number></text:span><text:span text:style-name="MT1"> di </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Ferroni</meta:initial-creator>
    <meta:creation-date>2011-08-01T08:29:31</meta:creation-date>
    <dc:date>2011-08-01T08:39:55</dc:date>
    <dc:creator>Luca Ferroni</dc:creator>
    <meta:editing-duration>PT00H10M24S</meta:editing-duration>
    <meta:editing-cycles>7</meta:editing-cycles>
    <meta:generator>OpenOffice.org/3.2$Unix OpenOffice.org_project/320m19$Build-9505</meta:generator>
    <meta:document-statistic meta:table-count="0" meta:image-count="0" meta:object-count="0" meta:page-count="2" meta:paragraph-count="39" meta:word-count="479" meta:character-count="3089"/>
  </office:meta>
</office:document-meta>
</file>